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, 'Arial Unicode MS'"/>
    <style:font-face style:name="Tahoma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1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 style:list-style-name="WW8Num4">
      <style:text-properties fo:font-size="11pt" style:font-size-asian="11pt"/>
    </style:style>
    <style:style style:name="P4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style:font-size-asian="11pt"/>
    </style:style>
    <style:style style:name="P5" style:family="paragraph" style:parent-style-name="Standard" style:list-style-name="L2">
      <style:text-properties fo:font-size="11pt" style:font-size-asian="11pt"/>
    </style:style>
    <style:style style:name="P6" style:family="paragraph" style:parent-style-name="Standard" style:list-style-name="L3">
      <style:text-properties fo:font-size="11pt" style:font-size-asian="11pt"/>
    </style:style>
    <style:style style:name="P7" style:family="paragraph" style:parent-style-name="Standard">
      <style:text-properties fo:font-size="11pt" fo:font-style="italic" style:font-size-asian="11pt" style:font-style-asian="italic"/>
    </style:style>
    <style:style style:name="P8" style:family="paragraph" style:parent-style-name="Standard">
      <style:text-properties fo:font-size="11pt" fo:background-color="#dfdfdf" style:font-size-asian="11pt"/>
    </style:style>
    <style:style style:name="P9" style:family="paragraph" style:parent-style-name="Standard"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fo:font-weight="bold" style:font-size-asian="11pt" style:font-weight-asian="bold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list-style-name="WW8Num1">
      <style:paragraph-properties fo:margin-left="0.635cm" fo:margin-right="0cm" fo:text-indent="-0.635cm" style:auto-text-indent="false"/>
      <style:text-properties fo:font-size="11pt" style:font-size-asian="11pt"/>
    </style:style>
    <style:style style:name="P15" style:family="paragraph" style:parent-style-name="Standard" style:list-style-name="WW8Num3">
      <style:paragraph-properties fo:margin-left="0.635cm" fo:margin-right="0cm" fo:text-indent="-0.635cm" style:auto-text-indent="false"/>
      <style:text-properties fo:font-size="11pt" style:font-size-asian="11pt"/>
    </style:style>
    <style:style style:name="P16" style:family="paragraph" style:parent-style-name="Standard" style:list-style-name="WW8Num4">
      <style:paragraph-properties fo:margin-left="0.635cm" fo:margin-right="0cm" fo:text-indent="-0.635cm" style:auto-text-indent="false"/>
      <style:text-properties fo:font-size="11pt" style:font-size-asian="11pt"/>
    </style:style>
    <style:style style:name="P17" style:family="paragraph" style:parent-style-name="Standard" style:list-style-name="WW8Num5">
      <style:paragraph-properties fo:margin-left="0.635cm" fo:margin-right="0cm" fo:text-indent="-0.635cm" style:auto-text-indent="false"/>
      <style:text-properties fo:font-size="11pt" style:font-size-asian="11pt"/>
    </style:style>
    <style:style style:name="P18" style:family="paragraph" style:parent-style-name="Standard" style:list-style-name="WW8Num7">
      <style:paragraph-properties fo:margin-left="0.635cm" fo:margin-right="0cm" fo:text-indent="-0.635cm" style:auto-text-indent="false">
        <style:tab-stops>
          <style:tab-stop style:position="16.716cm"/>
        </style:tab-stops>
      </style:paragraph-properties>
      <style:text-properties fo:font-size="11pt" style:font-size-asian="11pt"/>
    </style:style>
    <style:style style:name="P19" style:family="paragraph" style:parent-style-name="Standard" style:list-style-name="WW8Num2">
      <style:paragraph-properties fo:margin-left="0.741cm" fo:margin-right="0cm" fo:text-indent="-0.635cm" style:auto-text-indent="false"/>
      <style:text-properties fo:font-size="11pt" style:font-size-asian="11pt"/>
    </style:style>
    <style:style style:name="P20" style:family="paragraph" style:parent-style-name="Standard">
      <style:paragraph-properties fo:break-before="page"/>
      <style:text-properties fo:font-style="italic" fo:font-weight="bold" style:font-style-asian="italic" style:font-weight-asian="bold" style:font-weight-complex="bold"/>
    </style:style>
    <style:style style:name="P21" style:family="paragraph" style:parent-style-name="Standard" style:list-style-name="WW8Num6">
      <style:paragraph-properties fo:margin-left="0.499cm" fo:margin-right="0cm" fo:text-indent="-0.499cm" style:auto-text-indent="false">
        <style:tab-stops>
          <style:tab-stop style:position="14.995cm"/>
        </style:tab-stops>
      </style:paragraph-properties>
      <style:text-properties fo:font-size="11pt" style:font-size-asian="11pt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fo:background-color="#dfdfdf" style:font-size-asian="12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font-style="italic" fo:font-weight="bold" style:font-size-asian="11pt" style:font-style-asian="italic" style:font-weight-asian="bold" style:font-weight-complex="bold"/>
    </style:style>
    <style:style style:name="T6" style:family="text">
      <style:text-properties fo:font-size="11pt" fo:background-color="#dfdfdf" style:font-size-asian="11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tab/></text:span><text:span text:style-name="T3">PROJECT LOG</text:span><text:span text:style-name="T2"> <text:s/></text:span></text:p>
      <text:p text:style-name="P2"/>
      <text:p text:style-name="P7"/>
      <text:list xml:id="list1408817194905069675" text:style-name="L1">
        <text:list-item>
          <text:p text:style-name="P13"><text:span text:style-name="T6">Student’s Name :</text:span><text:span text:style-name="T4">Matthew Barby</text:span></text:p>
        </text:list-item>
        <text:list-item>
          <text:p text:style-name="P13"><text:span text:style-name="T6">2.KU Number :<text:tab/> K11047543. </text:span></text:p>
        </text:list-item>
        <text:list-item>
          <text:p text:style-name="P13"><text:span text:style-name="T6">Supervisor’s Name:Hope Caton</text:span><text:span text:style-name="T4"><text:tab/></text:span></text:p>
        </text:list-item>
      </text:list>
      <text:p text:style-name="P2"/>
      <text:p text:style-name="P2"><text:tab/><text:tab/><text:tab/></text:p>
      <text:p text:style-name="Standard"><text:span text:style-name="T6">4. Project Title</text:span><text:span text:style-name="T4">: <text:s text:c="2"/>Dungeon crawl – the magic stone</text:span></text:p>
      <text:p text:style-name="P2"/>
      <text:p text:style-name="P8">5. Period covered :<text:tab/> October 2013 – November 4<text:span text:style-name="T9">th</text:span> 2013</text:p>
      <text:p text:style-name="P2"/>
      <text:p text:style-name="P8">6. Work done during the current period:</text:p>
      <text:list xml:id="list2889537115304712249" text:style-name="L2">
        <text:list-item>
          <text:p text:style-name="P5">Begun reading Designing Games: A guide to engineering experiences by Tynan Sylvester</text:p>
        </text:list-item>
        <text:list-item>
          <text:p text:style-name="P5">Begun testing some things in unity. Rg camera controls and object movement.</text:p>
        </text:list-item>
      </text:list>
      <text:list xml:id="list1414412087070923125" text:style-name="WW8Num1">
        <text:list-item>
          <text:p text:style-name="P14"><text:span text:style-name="T4"/></text:p>
        </text:list-item>
      </text:list>
      <text:p text:style-name="P8">7. Key accomplishments to date:</text:p>
      <text:list xml:id="list76492575703890421" text:style-name="L3">
        <text:list-item>
          <text:p text:style-name="P6">None of note to date.</text:p>
        </text:list-item>
      </text:list>
      <text:p text:style-name="P2"/>
      <text:p text:style-name="P8">8. Medium term objectives :</text:p>
      <text:list xml:id="list637678767104260789" text:style-name="WW8Num4">
        <text:list-item>
          <text:p text:style-name="P3">Finish reading Designing Games: A guide to engineering experiences by Tynan Sylvester</text:p>
        </text:list-item>
        <text:list-item>
          <text:p text:style-name="P3">Begin game design.</text:p>
        </text:list-item>
        <text:list-item>
          <text:p text:style-name="P3">Begin game coding.<text:line-break/></text:p>
        </text:list-item>
      </text:list>
      <text:p text:style-name="P8">9. Other comments:</text:p>
      <text:p text:style-name="P2"><text:span text:style-name="T5"/></text:p>
      <text:p text:style-name="P20">BSc (Hons) Degree title here</text:p>
      <text:p text:style-name="P11">School of Computing and Information Systems</text:p>
      <text:p text:style-name="P11">Games Projects <text:s/>2012-2013</text:p>
      <text:p text:style-name="P1">PROJECT <text:s/>LOG</text:p>
      <text:p text:style-name="P1"/>
      <text:p text:style-name="P9"/>
      <text:p text:style-name="P12"><text:span text:style-name="T7">1. <text:s text:c="2"/></text:span><text:span text:style-name="T4">Student’s Name : <text:s text:c="58"/></text:span><text:span text:style-name="T7">2. </text:span><text:span text:style-name="T4">KU Number :</text:span></text:p>
      <text:p text:style-name="P10"><text:tab/><text:tab/><text:tab/></text:p>
      <text:list xml:id="list3487536626643590438" text:style-name="WW8Num6">
        <text:list-item>
          <text:p text:style-name="P21">Supervisor’s Name:</text:p>
        </text:list-item>
      </text:list>
      <text:p text:style-name="P4"><text:line-break/>4. <text:s/>Project Title:<text:line-break/></text:p>
      <text:list xml:id="list6853790120845585408" text:style-name="WW8Num7">
        <text:list-item>
          <text:p text:style-name="P18">Period covered: <text:s text:c="5"/>from <text:s text:c="6"/>/ <text:s text:c="4"/>/ 201_ <text:s text:c="2"/>to <text:s text:c="5"/>/ <text:s text:c="4"/>/ 201_ .</text:p>
        </text:list-item>
      </text:list>
      <text:p text:style-name="P4"/>
      <text:list xml:id="list35649062" text:continue-numbering="true" text:style-name="WW8Num7">
        <text:list-item>
          <text:p text:style-name="P18">Work done during the current period:</text:p>
        </text:list-item>
      </text:list>
      <text:p text:style-name="P4"/>
      <text:list xml:id="list35668799" text:continue-numbering="true" text:style-name="WW8Num7">
        <text:list-item>
          <text:p text:style-name="P18">Key accomplishments to date:</text:p>
        </text:list-item>
      </text:list>
      <text:p text:style-name="P4"/>
      <text:list xml:id="list35660535" text:continue-numbering="true" text:style-name="WW8Num7">
        <text:list-item>
          <text:p text:style-name="P18">Medium term objectives :</text:p>
        </text:list-item>
      </text:list>
      <text:p text:style-name="P4"/>
      <text:list xml:id="list35674997" text:continue-numbering="true" text:style-name="WW8Num7">
        <text:list-item>
          <text:p text:style-name="P18">Other comments: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, 'Arial Unicode MS'"/>
    <style:font-face style:name="Tahoma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1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1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WW8Num1z0" style:family="text">
      <style:text-properties style:font-name="StarSymbol" style:font-name-complex="StarSymbol"/>
    </style:style>
    <style:style style:name="WW8Num2z0" style:family="text">
      <style:text-properties style:font-name="StarSymbol" style:font-name-complex="StarSymbol"/>
    </style:style>
    <style:style style:name="WW8Num3z0" style:family="text">
      <style:text-properties style:font-name="StarSymbol" style:font-name-complex="Star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tarSymbol" style:font-name-complex="StarSymbol"/>
    </style:style>
    <style:style style:name="WW8Num7z0" style:family="text">
      <style:text-properties style:font-name="StarSymbol" style:font-name-complex="Star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6z0" style:family="text">
      <style:text-properties style:font-name="StarSymbol" style:font-name-complex="Star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37:09</meta:creation-date>
    <dc:date>2013-11-04T15:51:14.81</dc:date>
    <meta:editing-cycles>2</meta:editing-cycles>
    <meta:editing-duration>PT1M21S</meta:editing-duration>
    <meta:document-statistic meta:table-count="0" meta:image-count="0" meta:object-count="0" meta:page-count="2" meta:paragraph-count="30" meta:word-count="170" meta:character-count="1061"/>
    <meta:generator>OpenOffice.org/3.4.1$Win32 OpenOffice.org_project/341m1$Build-9593</meta:generator>
  </office:meta>
</office:document-meta>
</file>